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jekt i Algoritmimplementering, EDAF15</text:h>
      <text:p text:style-name="P1">I varje elimineringsvarv allokerar vi nytt minne till många olika temporära matriser för att kopiera och flytta runt innehåll. Vi måste såklart också anropa free på dessa <text:span text:style-name="T1">i </text:span>varje loop vilket <text:span text:style-name="T1">gör programmet signifikant långsammare. Istället hade man kunnat göra en Arena som allokerar en stor mängd minne i början av varje programmet som sedan avallokeras i slutet. Varje gång man behöver en temporär matris kan man ta minne från Arenan. Nackdelen är att man i förväg måste tänka ut hur mycket minne som kommer att behövas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Daniel Odenbrand, Nils Fagerberg, Ulrica Såmark<text:tab/>EDAF15</text:p>
        <text:p text:style-name="Header">Pi3<text:tab/><text:tab/>Kursledare: Jonas Skeppste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09:23</meta:creation-date>
    <dc:date>2014-06-04T11:40:03</dc:date>
    <meta:editing-duration>PT29M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4" meta:word-count="102" meta:character-count="649" meta:non-whitespace-character-count="550"/>
  </office:meta>
</office:document-meta>
</file>